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1022" table:default-cell-style-name="ce1"/>
        <table:table-row table:style-name="ro1">
          <table:table-cell office:value-type="float" office:value="100">
            <text:p>100,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0</text:p>
          </table:table-cell>
          <table:table-cell office:value-type="float" office:value="0">
            <text:p>0,000000</text:p>
          </table:table-cell>
          <table:table-cell table:formula="of:=ATAN([.A3])" office:value-type="float" office:value="0">
            <text:p>0,000</text:p>
          </table:table-cell>
          <table:table-cell>
            <draw:frame table:end-cell-address="Sheet1.W61" table:end-x="1.06cm" table:end-y="0.076cm" draw:z-index="0" draw:style-name="gr1" draw:text-style-name="P1" svg:width="41.776cm" svg:height="25.893cm" svg:x="2.188cm" svg:y="0.377cm">
              <draw:object draw:notify-on-update-of-ranges="Sheet1.A3:Sheet1.A103 Sheet1.B3:Sheet1.B103 Sheet1.C3:Sheet1.C10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formula="of:=[.A3]+1/[.A$1]" office:value-type="float" office:value="0.01">
            <text:p>0,010</text:p>
          </table:table-cell>
          <table:table-cell table:formula="of:=[.B3]+1/[.A$1] / ([.A4]*[.A4]+1)" office:value-type="float" office:value="0.00999900009999">
            <text:p>0,009999</text:p>
          </table:table-cell>
          <table:table-cell table:formula="of:=ATAN([.A4])" office:value-type="float" office:value="0.00999966668666524">
            <text:p>0,010</text:p>
          </table:table-cell>
          <table:table-cell table:number-columns-repeated="1021"/>
        </table:table-row>
        <table:table-row table:style-name="ro1">
          <table:table-cell table:formula="of:=[.A4]+1/[.A$1]" office:value-type="float" office:value="0.02">
            <text:p>0,020</text:p>
          </table:table-cell>
          <table:table-cell table:formula="of:=[.B4]+1/[.A$1] / ([.A5]*[.A5]+1)" office:value-type="float" office:value="0.0199950016993503">
            <text:p>0,019995</text:p>
          </table:table-cell>
          <table:table-cell table:formula="of:=ATAN([.A5])" office:value-type="float" office:value="0.0199973339731505">
            <text:p>0,020</text:p>
          </table:table-cell>
          <table:table-cell table:number-columns-repeated="1021"/>
        </table:table-row>
        <table:table-row table:style-name="ro1">
          <table:table-cell table:formula="of:=[.A5]+1/[.A$1]" office:value-type="float" office:value="0.03">
            <text:p>0,030</text:p>
          </table:table-cell>
          <table:table-cell table:formula="of:=[.B5]+1/[.A$1] / ([.A6]*[.A6]+1)" office:value-type="float" office:value="0.0299860097920668">
            <text:p>0,029986</text:p>
          </table:table-cell>
          <table:table-cell table:formula="of:=ATAN([.A6])" office:value-type="float" office:value="0.0299910048568779">
            <text:p>0,030</text:p>
          </table:table-cell>
          <table:table-cell table:number-columns-repeated="1021"/>
        </table:table-row>
        <table:table-row table:style-name="ro1">
          <table:table-cell table:formula="of:=[.A6]+1/[.A$1]" office:value-type="float" office:value="0.04">
            <text:p>0,040</text:p>
          </table:table-cell>
          <table:table-cell table:formula="of:=[.B6]+1/[.A$1] / ([.A7]*[.A7]+1)" office:value-type="float" office:value="0.0399700353511722">
            <text:p>0,039970</text:p>
          </table:table-cell>
          <table:table-cell table:formula="of:=ATAN([.A7])" office:value-type="float" office:value="0.03997868712329">
            <text:p>0,040</text:p>
          </table:table-cell>
          <table:table-cell table:number-columns-repeated="1021"/>
        </table:table-row>
        <table:table-row table:style-name="ro1">
          <table:table-cell table:formula="of:=[.A7]+1/[.A$1]" office:value-type="float" office:value="0.05">
            <text:p>0,050</text:p>
          </table:table-cell>
          <table:table-cell table:formula="of:=[.B7]+1/[.A$1] / ([.A8]*[.A8]+1)" office:value-type="float" office:value="0.0499450976953119">
            <text:p>0,049945</text:p>
          </table:table-cell>
          <table:table-cell table:formula="of:=ATAN([.A8])" office:value-type="float" office:value="0.0499583957219428">
            <text:p>0,050</text:p>
          </table:table-cell>
          <table:table-cell table:number-columns-repeated="1021"/>
        </table:table-row>
        <table:table-row table:style-name="ro1">
          <table:table-cell table:formula="of:=[.A8]+1/[.A$1]" office:value-type="float" office:value="0.06">
            <text:p>0,060</text:p>
          </table:table-cell>
          <table:table-cell table:formula="of:=[.B8]+1/[.A$1] / ([.A9]*[.A9]+1)" office:value-type="float" office:value="0.0599092268304255">
            <text:p>0,059909</text:p>
          </table:table-cell>
          <table:table-cell table:formula="of:=ATAN([.A9])" office:value-type="float" office:value="0.0599281551212079">
            <text:p>0,060</text:p>
          </table:table-cell>
          <table:table-cell table:number-columns-repeated="1021"/>
        </table:table-row>
        <table:table-row table:style-name="ro1">
          <table:table-cell table:formula="of:=[.A9]+1/[.A$1]" office:value-type="float" office:value="0.07">
            <text:p>0,070</text:p>
          </table:table-cell>
          <table:table-cell table:formula="of:=[.B9]+1/[.A$1] / ([.A10]*[.A10]+1)" office:value-type="float" office:value="0.0698604657596722">
            <text:p>0,069860</text:p>
          </table:table-cell>
          <table:table-cell table:formula="of:=ATAN([.A10])" office:value-type="float" office:value="0.0698860016346425">
            <text:p>0,070</text:p>
          </table:table-cell>
          <table:table-cell table:number-columns-repeated="1021"/>
        </table:table-row>
        <table:table-row table:style-name="ro1">
          <table:table-cell table:formula="of:=[.A10]+1/[.A$1]" office:value-type="float" office:value="0.08">
            <text:p>0,080</text:p>
          </table:table-cell>
          <table:table-cell table:formula="of:=[.B10]+1/[.A$1] / ([.A11]*[.A11]+1)" office:value-type="float" office:value="0.0797968727549027">
            <text:p>0,079797</text:p>
          </table:table-cell>
          <table:table-cell table:formula="of:=ATAN([.A11])" office:value-type="float" office:value="0.0798299857122373">
            <text:p>0,080</text:p>
          </table:table-cell>
          <table:table-cell table:number-columns-repeated="1021"/>
        </table:table-row>
        <table:table-row table:style-name="ro1">
          <table:table-cell table:formula="of:=[.A11]+1/[.A$1]" office:value-type="float" office:value="0.09">
            <text:p>0,090</text:p>
          </table:table-cell>
          <table:table-cell table:formula="of:=[.B11]+1/[.A$1] / ([.A12]*[.A12]+1)" office:value-type="float" office:value="0.0897165235831936">
            <text:p>0,089717</text:p>
          </table:table-cell>
          <table:table-cell table:formula="of:=ATAN([.A12])" office:value-type="float" office:value="0.0897581741899505">
            <text:p>0,090</text:p>
          </table:table-cell>
          <table:table-cell table:number-columns-repeated="1021"/>
        </table:table-row>
        <table:table-row table:style-name="ro1">
          <table:table-cell table:formula="of:=[.A12]+1/[.A$1]" office:value-type="float" office:value="0.1">
            <text:p>0,100</text:p>
          </table:table-cell>
          <table:table-cell table:formula="of:=[.B12]+1/[.A$1] / ([.A13]*[.A13]+1)" office:value-type="float" office:value="0.0996175136822034">
            <text:p>0,099618</text:p>
          </table:table-cell>
          <table:table-cell table:formula="of:=ATAN([.A13])" office:value-type="float" office:value="0.099668652491162">
            <text:p>0,100</text:p>
          </table:table-cell>
          <table:table-cell table:number-columns-repeated="1021"/>
        </table:table-row>
        <table:table-row table:style-name="ro1">
          <table:table-cell table:formula="of:=[.A13]+1/[.A$1]" office:value-type="float" office:value="0.11">
            <text:p>0,110</text:p>
          </table:table-cell>
          <table:table-cell table:formula="of:=[.B13]+1/[.A$1] / ([.A14]*[.A14]+1)" office:value-type="float" office:value="0.10949796027839">
            <text:p>0,109498</text:p>
          </table:table-cell>
          <table:table-cell table:formula="of:=ATAN([.A14])" office:value-type="float" office:value="0.109559526773944">
            <text:p>0,110</text:p>
          </table:table-cell>
          <table:table-cell table:number-columns-repeated="1021"/>
        </table:table-row>
        <table:table-row table:style-name="ro1">
          <table:table-cell table:formula="of:=[.A14]+1/[.A$1]" office:value-type="float" office:value="0.12">
            <text:p>0,120</text:p>
          </table:table-cell>
          <table:table-cell table:formula="of:=[.B14]+1/[.A$1] / ([.A15]*[.A15]+1)" office:value-type="float" office:value="0.119356004442427">
            <text:p>0,119356</text:p>
          </table:table-cell>
          <table:table-cell table:formula="of:=ATAN([.A15])" office:value-type="float" office:value="0.119428926018338">
            <text:p>0,119</text:p>
          </table:table-cell>
          <table:table-cell table:number-columns-repeated="1021"/>
        </table:table-row>
        <table:table-row table:style-name="ro1">
          <table:table-cell table:formula="of:=[.A15]+1/[.A$1]" office:value-type="float" office:value="0.13">
            <text:p>0,130</text:p>
          </table:table-cell>
          <table:table-cell table:formula="of:=[.B15]+1/[.A$1] / ([.A16]*[.A16]+1)" office:value-type="float" office:value="0.129189813076511">
            <text:p>0,129190</text:p>
          </table:table-cell>
          <table:table-cell table:formula="of:=ATAN([.A16])" office:value-type="float" office:value="0.129275004048143">
            <text:p>0,129</text:p>
          </table:table-cell>
          <table:table-cell table:number-columns-repeated="1021"/>
        </table:table-row>
        <table:table-row table:style-name="ro1">
          <table:table-cell table:formula="of:=[.A16]+1/[.A$1]" office:value-type="float" office:value="0.14">
            <text:p>0,140</text:p>
          </table:table-cell>
          <table:table-cell table:formula="of:=[.B16]+1/[.A$1] / ([.A17]*[.A17]+1)" office:value-type="float" office:value="0.138997580828571">
            <text:p>0,138998</text:p>
          </table:table-cell>
          <table:table-cell table:formula="of:=ATAN([.A17])" office:value-type="float" office:value="0.139095941482071">
            <text:p>0,139</text:p>
          </table:table-cell>
          <table:table-cell table:number-columns-repeated="1021"/>
        </table:table-row>
        <table:table-row table:style-name="ro1">
          <table:table-cell table:formula="of:=[.A17]+1/[.A$1]" office:value-type="float" office:value="0.15">
            <text:p>0,150</text:p>
          </table:table-cell>
          <table:table-cell table:formula="of:=[.B17]+1/[.A$1] / ([.A18]*[.A18]+1)" office:value-type="float" office:value="0.148777531928816">
            <text:p>0,148778</text:p>
          </table:table-cell>
          <table:table-cell table:formula="of:=ATAN([.A18])" office:value-type="float" office:value="0.148889947609497">
            <text:p>0,149</text:p>
          </table:table-cell>
          <table:table-cell table:number-columns-repeated="1021"/>
        </table:table-row>
        <table:table-row table:style-name="ro1">
          <table:table-cell table:formula="of:=[.A18]+1/[.A$1]" office:value-type="float" office:value="0.16">
            <text:p>0,160</text:p>
          </table:table-cell>
          <table:table-cell table:formula="of:=[.B18]+1/[.A$1] / ([.A19]*[.A19]+1)" office:value-type="float" office:value="0.158527921944416">
            <text:p>0,158528</text:p>
          </table:table-cell>
          <table:table-cell table:formula="of:=ATAN([.A19])" office:value-type="float" office:value="0.158655262186401">
            <text:p>0,159</text:p>
          </table:table-cell>
          <table:table-cell table:number-columns-repeated="1021"/>
        </table:table-row>
        <table:table-row table:style-name="ro1">
          <table:table-cell table:formula="of:=[.A19]+1/[.A$1]" office:value-type="float" office:value="0.17">
            <text:p>0,170</text:p>
          </table:table-cell>
          <table:table-cell table:formula="of:=[.B19]+1/[.A$1] / ([.A20]*[.A20]+1)" office:value-type="float" office:value="0.168247039448547">
            <text:p>0,168247</text:p>
          </table:table-cell>
          <table:table-cell table:formula="of:=ATAN([.A20])" office:value-type="float" office:value="0.16839015714753">
            <text:p>0,168</text:p>
          </table:table-cell>
          <table:table-cell table:number-columns-repeated="1021"/>
        </table:table-row>
        <table:table-row table:style-name="ro1">
          <table:table-cell table:formula="of:=[.A20]+1/[.A$1]" office:value-type="float" office:value="0.18">
            <text:p>0,180</text:p>
          </table:table-cell>
          <table:table-cell table:formula="of:=[.B20]+1/[.A$1] / ([.A21]*[.A21]+1)" office:value-type="float" office:value="0.177933207600426">
            <text:p>0,177933</text:p>
          </table:table-cell>
          <table:table-cell table:formula="of:=ATAN([.A21])" office:value-type="float" office:value="0.178092938231198">
            <text:p>0,178</text:p>
          </table:table-cell>
          <table:table-cell table:number-columns-repeated="1021"/>
        </table:table-row>
        <table:table-row table:style-name="ro1">
          <table:table-cell table:formula="of:=[.A21]+1/[.A$1]" office:value-type="float" office:value="0.19">
            <text:p>0,190</text:p>
          </table:table-cell>
          <table:table-cell table:formula="of:=[.B21]+1/[.A$1] / ([.A22]*[.A22]+1)" office:value-type="float" office:value="0.187584785633434">
            <text:p>0,187585</text:p>
          </table:table-cell>
          <table:table-cell table:formula="of:=ATAN([.A22])" office:value-type="float" office:value="0.187761946513593">
            <text:p>0,188</text:p>
          </table:table-cell>
          <table:table-cell table:number-columns-repeated="1021"/>
        </table:table-row>
        <table:table-row table:style-name="ro1">
          <table:table-cell table:formula="of:=[.A22]+1/[.A$1]" office:value-type="float" office:value="0.2">
            <text:p>0,200</text:p>
          </table:table-cell>
          <table:table-cell table:formula="of:=[.B22]+1/[.A$1] / ([.A23]*[.A23]+1)" office:value-type="float" office:value="0.197200170248819">
            <text:p>0,197200</text:p>
          </table:table-cell>
          <table:table-cell table:formula="of:=ATAN([.A23])" office:value-type="float" office:value="0.197395559849881">
            <text:p>0,197</text:p>
          </table:table-cell>
          <table:table-cell table:number-columns-repeated="1021"/>
        </table:table-row>
        <table:table-row table:style-name="ro1">
          <table:table-cell table:formula="of:=[.A23]+1/[.A$1]" office:value-type="float" office:value="0.21">
            <text:p>0,210</text:p>
          </table:table-cell>
          <table:table-cell table:formula="of:=[.B23]+1/[.A$1] / ([.A24]*[.A24]+1)" office:value-type="float" office:value="0.206777796912932">
            <text:p>0,206778</text:p>
          </table:table-cell>
          <table:table-cell table:formula="of:=ATAN([.A24])" office:value-type="float" office:value="0.206992194219821">
            <text:p>0,207</text:p>
          </table:table-cell>
          <table:table-cell table:number-columns-repeated="1021"/>
        </table:table-row>
        <table:table-row table:style-name="ro1">
          <table:table-cell table:formula="of:=[.A24]+1/[.A$1]" office:value-type="float" office:value="0.22">
            <text:p>0,220</text:p>
          </table:table-cell>
          <table:table-cell table:formula="of:=[.B24]+1/[.A$1] / ([.A25]*[.A25]+1)" office:value-type="float" office:value="0.216316141056388">
            <text:p>0,216316</text:p>
          </table:table-cell>
          <table:table-cell table:formula="of:=ATAN([.A25])" office:value-type="float" office:value="0.216550304976089">
            <text:p>0,217</text:p>
          </table:table-cell>
          <table:table-cell table:number-columns-repeated="1021"/>
        </table:table-row>
        <table:table-row table:style-name="ro1">
          <table:table-cell table:formula="of:=[.A25]+1/[.A$1]" office:value-type="float" office:value="0.23">
            <text:p>0,230</text:p>
          </table:table-cell>
          <table:table-cell table:formula="of:=[.B25]+1/[.A$1] / ([.A26]*[.A26]+1)" office:value-type="float" office:value="0.225813719173968">
            <text:p>0,225814</text:p>
          </table:table-cell>
          <table:table-cell table:formula="of:=ATAN([.A26])" office:value-type="float" office:value="0.226068387993884">
            <text:p>0,226</text:p>
          </table:table-cell>
          <table:table-cell table:number-columns-repeated="1021"/>
        </table:table-row>
        <table:table-row table:style-name="ro1">
          <table:table-cell table:formula="of:=[.A26]+1/[.A$1]" office:value-type="float" office:value="0.24">
            <text:p>0,240</text:p>
          </table:table-cell>
          <table:table-cell table:formula="of:=[.B26]+1/[.A$1] / ([.A27]*[.A27]+1)" office:value-type="float" office:value="0.235269089824498">
            <text:p>0,235269</text:p>
          </table:table-cell>
          <table:table-cell table:formula="of:=ATAN([.A27])" office:value-type="float" office:value="0.235544980720863">
            <text:p>0,236</text:p>
          </table:table-cell>
          <table:table-cell table:number-columns-repeated="1021"/>
        </table:table-row>
        <table:table-row table:style-name="ro1">
          <table:table-cell table:formula="of:=[.A27]+1/[.A$1]" office:value-type="float" office:value="0.25">
            <text:p>0,250</text:p>
          </table:table-cell>
          <table:table-cell table:formula="of:=[.B27]+1/[.A$1] / ([.A28]*[.A28]+1)" office:value-type="float" office:value="0.24468085453038">
            <text:p>0,244681</text:p>
          </table:table-cell>
          <table:table-cell table:formula="of:=ATAN([.A28])" office:value-type="float" office:value="0.244978663126864">
            <text:p>0,245</text:p>
          </table:table-cell>
          <table:table-cell table:number-columns-repeated="1021"/>
        </table:table-row>
        <table:table-row table:style-name="ro1">
          <table:table-cell table:formula="of:=[.A28]+1/[.A$1]" office:value-type="float" office:value="0.26">
            <text:p>0,260</text:p>
          </table:table-cell>
          <table:table-cell table:formula="of:=[.B28]+1/[.A$1] / ([.A29]*[.A29]+1)" office:value-type="float" office:value="0.254047658576839">
            <text:p>0,254048</text:p>
          </table:table-cell>
          <table:table-cell table:formula="of:=ATAN([.A29])" office:value-type="float" office:value="0.254368058553266">
            <text:p>0,254</text:p>
          </table:table-cell>
          <table:table-cell table:number-columns-repeated="1021"/>
        </table:table-row>
        <table:table-row table:style-name="ro1">
          <table:table-cell table:formula="of:=[.A29]+1/[.A$1]" office:value-type="float" office:value="0.27">
            <text:p>0,270</text:p>
          </table:table-cell>
          <table:table-cell table:formula="of:=[.B29]+1/[.A$1] / ([.A30]*[.A30]+1)" office:value-type="float" office:value="0.263368191711335">
            <text:p>0,263368</text:p>
          </table:table-cell>
          <table:table-cell table:formula="of:=ATAN([.A30])" office:value-type="float" office:value="0.263711834462266">
            <text:p>0,264</text:p>
          </table:table-cell>
          <table:table-cell table:number-columns-repeated="1021"/>
        </table:table-row>
        <table:table-row table:style-name="ro1">
          <table:table-cell table:formula="of:=[.A30]+1/[.A$1]" office:value-type="float" office:value="0.28">
            <text:p>0,280</text:p>
          </table:table-cell>
          <table:table-cell table:formula="of:=[.B30]+1/[.A$1] / ([.A31]*[.A31]+1)" office:value-type="float" office:value="0.272641188743976">
            <text:p>0,272641</text:p>
          </table:table-cell>
          <table:table-cell table:formula="of:=ATAN([.A31])" office:value-type="float" office:value="0.273008703086711">
            <text:p>0,273</text:p>
          </table:table-cell>
          <table:table-cell table:number-columns-repeated="1021"/>
        </table:table-row>
        <table:table-row table:style-name="ro1">
          <table:table-cell table:formula="of:=[.A31]+1/[.A$1]" office:value-type="float" office:value="0.29">
            <text:p>0,290</text:p>
          </table:table-cell>
          <table:table-cell table:formula="of:=[.B31]+1/[.A$1] / ([.A32]*[.A32]+1)" office:value-type="float" office:value="0.281865430050128">
            <text:p>0,281865</text:p>
          </table:table-cell>
          <table:table-cell table:formula="of:=ATAN([.A32])" office:value-type="float" office:value="0.282257421981491">
            <text:p>0,282</text:p>
          </table:table-cell>
          <table:table-cell table:number-columns-repeated="1021"/>
        </table:table-row>
        <table:table-row table:style-name="ro1">
          <table:table-cell table:formula="of:=[.A32]+1/[.A$1]" office:value-type="float" office:value="0.3">
            <text:p>0,300</text:p>
          </table:table-cell>
          <table:table-cell table:formula="of:=[.B32]+1/[.A$1] / ([.A33]*[.A33]+1)" office:value-type="float" office:value="0.291039741976734">
            <text:p>0,291040</text:p>
          </table:table-cell>
          <table:table-cell table:formula="of:=ATAN([.A33])" office:value-type="float" office:value="0.291456794477867">
            <text:p>0,291</text:p>
          </table:table-cell>
          <table:table-cell table:number-columns-repeated="1021"/>
        </table:table-row>
        <table:table-row table:style-name="ro1">
          <table:table-cell table:formula="of:=[.A33]+1/[.A$1]" office:value-type="float" office:value="0.31">
            <text:p>0,310</text:p>
          </table:table-cell>
          <table:table-cell table:formula="of:=[.B33]+1/[.A$1] / ([.A34]*[.A34]+1)" office:value-type="float" office:value="0.300162997154181">
            <text:p>0,300163</text:p>
          </table:table-cell>
          <table:table-cell table:formula="of:=ATAN([.A34])" office:value-type="float" office:value="0.300605670042395">
            <text:p>0,301</text:p>
          </table:table-cell>
          <table:table-cell table:number-columns-repeated="1021"/>
        </table:table-row>
        <table:table-row table:style-name="ro1">
          <table:table-cell table:formula="of:=[.A34]+1/[.A$1]" office:value-type="float" office:value="0.32">
            <text:p>0,320</text:p>
          </table:table-cell>
          <table:table-cell table:formula="of:=[.B34]+1/[.A$1] / ([.A35]*[.A35]+1)" office:value-type="float" office:value="0.309234114715865">
            <text:p>0,309234</text:p>
          </table:table-cell>
          <table:table-cell table:formula="of:=ATAN([.A35])" office:value-type="float" office:value="0.309702944542456">
            <text:p>0,310</text:p>
          </table:table-cell>
          <table:table-cell table:number-columns-repeated="1021"/>
        </table:table-row>
        <table:table-row table:style-name="ro1">
          <table:table-cell table:formula="of:=[.A35]+1/[.A$1]" office:value-type="float" office:value="0.33">
            <text:p>0,330</text:p>
          </table:table-cell>
          <table:table-cell table:formula="of:=[.B35]+1/[.A$1] / ([.A36]*[.A36]+1)" office:value-type="float" office:value="0.318252060427831">
            <text:p>0,318252</text:p>
          </table:table-cell>
          <table:table-cell table:formula="of:=ATAN([.A36])" office:value-type="float" office:value="0.318747560420645">
            <text:p>0,319</text:p>
          </table:table-cell>
          <table:table-cell table:number-columns-repeated="1021"/>
        </table:table-row>
        <table:table-row table:style-name="ro1">
          <table:table-cell table:formula="of:=[.A36]+1/[.A$1]" office:value-type="float" office:value="0.34">
            <text:p>0,340</text:p>
          </table:table-cell>
          <table:table-cell table:formula="of:=[.B36]+1/[.A$1] / ([.A37]*[.A37]+1)" office:value-type="float" office:value="0.327215846731166">
            <text:p>0,327216</text:p>
          </table:table-cell>
          <table:table-cell table:formula="of:=ATAN([.A37])" office:value-type="float" office:value="0.327738506780556">
            <text:p>0,328</text:p>
          </table:table-cell>
          <table:table-cell table:number-columns-repeated="1021"/>
        </table:table-row>
        <table:table-row table:style-name="ro1">
          <table:table-cell table:formula="of:=[.A37]+1/[.A$1]" office:value-type="float" office:value="0.35">
            <text:p>0,350</text:p>
          </table:table-cell>
          <table:table-cell table:formula="of:=[.B37]+1/[.A$1] / ([.A38]*[.A38]+1)" office:value-type="float" office:value="0.336124532699986">
            <text:p>0,336125</text:p>
          </table:table-cell>
          <table:table-cell table:formula="of:=ATAN([.A38])" office:value-type="float" office:value="0.336674819386727">
            <text:p>0,337</text:p>
          </table:table-cell>
          <table:table-cell table:number-columns-repeated="1021"/>
        </table:table-row>
        <table:table-row table:style-name="ro1">
          <table:table-cell table:formula="of:=[.A38]+1/[.A$1]" office:value-type="float" office:value="0.36">
            <text:p>0,360</text:p>
          </table:table-cell>
          <table:table-cell table:formula="of:=[.B38]+1/[.A$1] / ([.A39]*[.A39]+1)" office:value-type="float" office:value="0.344977223918116">
            <text:p>0,344977</text:p>
          </table:table-cell>
          <table:table-cell table:formula="of:=ATAN([.A39])" office:value-type="float" office:value="0.345555580581712">
            <text:p>0,346</text:p>
          </table:table-cell>
          <table:table-cell table:number-columns-repeated="1021"/>
        </table:table-row>
        <table:table-row table:style-name="ro1">
          <table:table-cell table:formula="of:=[.A39]+1/[.A$1]" office:value-type="float" office:value="0.37">
            <text:p>0,370</text:p>
          </table:table-cell>
          <table:table-cell table:formula="of:=[.B39]+1/[.A$1] / ([.A40]*[.A40]+1)" office:value-type="float" office:value="0.35377307227769">
            <text:p>0,353773</text:p>
          </table:table-cell>
          <table:table-cell table:formula="of:=ATAN([.A40])" office:value-type="float" office:value="0.354379919123438">
            <text:p>0,354</text:p>
          </table:table-cell>
          <table:table-cell table:number-columns-repeated="1021"/>
        </table:table-row>
        <table:table-row table:style-name="ro1">
          <table:table-cell table:formula="of:=[.A40]+1/[.A$1]" office:value-type="float" office:value="0.38">
            <text:p>0,380</text:p>
          </table:table-cell>
          <table:table-cell table:formula="of:=[.B40]+1/[.A$1] / ([.A41]*[.A41]+1)" office:value-type="float" office:value="0.362511275703066">
            <text:p>0,362511</text:p>
          </table:table-cell>
          <table:table-cell table:formula="of:=ATAN([.A41])" office:value-type="float" office:value="0.363147009946176">
            <text:p>0,363</text:p>
          </table:table-cell>
          <table:table-cell table:number-columns-repeated="1021"/>
        </table:table-row>
        <table:table-row table:style-name="ro1">
          <table:table-cell table:formula="of:=[.A41]+1/[.A$1]" office:value-type="float" office:value="0.39">
            <text:p>0,390</text:p>
          </table:table-cell>
          <table:table-cell table:formula="of:=[.B41]+1/[.A$1] / ([.A42]*[.A42]+1)" office:value-type="float" office:value="0.371191077803578">
            <text:p>0,371191</text:p>
          </table:table-cell>
          <table:table-cell table:formula="of:=ATAN([.A42])" office:value-type="float" office:value="0.371856073848581">
            <text:p>0,372</text:p>
          </table:table-cell>
          <table:table-cell table:number-columns-repeated="1021"/>
        </table:table-row>
        <table:table-row table:style-name="ro1">
          <table:table-cell table:formula="of:=[.A42]+1/[.A$1]" office:value-type="float" office:value="0.4">
            <text:p>0,400</text:p>
          </table:table-cell>
          <table:table-cell table:formula="of:=[.B42]+1/[.A$1] / ([.A43]*[.A43]+1)" office:value-type="float" office:value="0.37981176745875">
            <text:p>0,379812</text:p>
          </table:table-cell>
          <table:table-cell table:formula="of:=ATAN([.A43])" office:value-type="float" office:value="0.380506377112365">
            <text:p>0,381</text:p>
          </table:table-cell>
          <table:table-cell table:number-columns-repeated="1021"/>
        </table:table-row>
        <table:table-row table:style-name="ro1">
          <table:table-cell table:formula="of:=[.A43]+1/[.A$1]" office:value-type="float" office:value="0.41">
            <text:p>0,410</text:p>
          </table:table-cell>
          <table:table-cell table:formula="of:=[.B43]+1/[.A$1] / ([.A44]*[.A44]+1)" office:value-type="float" office:value="0.388372678339668">
            <text:p>0,388373</text:p>
          </table:table-cell>
          <table:table-cell table:formula="of:=ATAN([.A44])" office:value-type="float" office:value="0.389097231055279">
            <text:p>0,389</text:p>
          </table:table-cell>
          <table:table-cell table:number-columns-repeated="1021"/>
        </table:table-row>
        <table:table-row table:style-name="ro1">
          <table:table-cell table:formula="of:=[.A44]+1/[.A$1]" office:value-type="float" office:value="0.42">
            <text:p>0,420</text:p>
          </table:table-cell>
          <table:table-cell table:formula="of:=[.B44]+1/[.A$1] / ([.A45]*[.A45]+1)" office:value-type="float" office:value="0.39687318837027">
            <text:p>0,396873</text:p>
          </table:table-cell>
          <table:table-cell table:formula="of:=ATAN([.A45])" office:value-type="float" office:value="0.397627991522129">
            <text:p>0,398</text:p>
          </table:table-cell>
          <table:table-cell table:number-columns-repeated="1021"/>
        </table:table-row>
        <table:table-row table:style-name="ro1">
          <table:table-cell table:formula="of:=[.A45]+1/[.A$1]" office:value-type="float" office:value="0.43">
            <text:p>0,430</text:p>
          </table:table-cell>
          <table:table-cell table:formula="of:=[.B45]+1/[.A$1] / ([.A46]*[.A46]+1)" office:value-type="float" office:value="0.40531271913236">
            <text:p>0,405313</text:p>
          </table:table-cell>
          <table:table-cell table:formula="of:=ATAN([.A46])" office:value-type="float" office:value="0.406098058317616">
            <text:p>0,406</text:p>
          </table:table-cell>
          <table:table-cell table:number-columns-repeated="1021"/>
        </table:table-row>
        <table:table-row table:style-name="ro1">
          <table:table-cell table:formula="of:=[.A46]+1/[.A$1]" office:value-type="float" office:value="0.44">
            <text:p>0,440</text:p>
          </table:table-cell>
          <table:table-cell table:formula="of:=[.B46]+1/[.A$1] / ([.A47]*[.A47]+1)" office:value-type="float" office:value="0.413690735218151">
            <text:p>0,413691</text:p>
          </table:table-cell>
          <table:table-cell table:formula="of:=ATAN([.A47])" office:value-type="float" office:value="0.414506874584786">
            <text:p>0,415</text:p>
          </table:table-cell>
          <table:table-cell table:number-columns-repeated="1021"/>
        </table:table-row>
        <table:table-row table:style-name="ro1">
          <table:table-cell table:formula="of:=[.A47]+1/[.A$1]" office:value-type="float" office:value="0.45">
            <text:p>0,450</text:p>
          </table:table-cell>
          <table:table-cell table:formula="of:=[.B47]+1/[.A$1] / ([.A48]*[.A48]+1)" office:value-type="float" office:value="0.422006743534159">
            <text:p>0,422007</text:p>
          </table:table-cell>
          <table:table-cell table:formula="of:=ATAN([.A48])" office:value-type="float" office:value="0.422853926132941">
            <text:p>0,423</text:p>
          </table:table-cell>
          <table:table-cell table:number-columns-repeated="1021"/>
        </table:table-row>
        <table:table-row table:style-name="ro1">
          <table:table-cell table:formula="of:=[.A48]+1/[.A$1]" office:value-type="float" office:value="0.46">
            <text:p>0,460</text:p>
          </table:table-cell>
          <table:table-cell table:formula="of:=[.B48]+1/[.A$1] / ([.A49]*[.A49]+1)" office:value-type="float" office:value="0.43026029256024">
            <text:p>0,430260</text:p>
          </table:table-cell>
          <table:table-cell table:formula="of:=ATAN([.A49])" office:value-type="float" office:value="0.431138740718782">
            <text:p>0,431</text:p>
          </table:table-cell>
          <table:table-cell table:number-columns-repeated="1021"/>
        </table:table-row>
        <table:table-row table:style-name="ro1">
          <table:table-cell table:formula="of:=[.A49]+1/[.A$1]" office:value-type="float" office:value="0.47">
            <text:p>0,470</text:p>
          </table:table-cell>
          <table:table-cell table:formula="of:=[.B49]+1/[.A$1] / ([.A50]*[.A50]+1)" office:value-type="float" office:value="0.43845097156753">
            <text:p>0,438451</text:p>
          </table:table-cell>
          <table:table-cell table:formula="of:=ATAN([.A50])" office:value-type="float" office:value="0.439360887284592">
            <text:p>0,439</text:p>
          </table:table-cell>
          <table:table-cell table:number-columns-repeated="1021"/>
        </table:table-row>
        <table:table-row table:style-name="ro1">
          <table:table-cell table:formula="of:=[.A50]+1/[.A$1]" office:value-type="float" office:value="0.48">
            <text:p>0,480</text:p>
          </table:table-cell>
          <table:table-cell table:formula="of:=[.B50]+1/[.A$1] / ([.A51]*[.A51]+1)" office:value-type="float" office:value="0.446578409798999">
            <text:p>0,446578</text:p>
          </table:table-cell>
          <table:table-cell table:formula="of:=ATAN([.A51])" office:value-type="float" office:value="0.44751997515717">
            <text:p>0,448</text:p>
          </table:table-cell>
          <table:table-cell table:number-columns-repeated="1021"/>
        </table:table-row>
        <table:table-row table:style-name="ro1">
          <table:table-cell table:formula="of:=[.A51]+1/[.A$1]" office:value-type="float" office:value="0.49">
            <text:p>0,490</text:p>
          </table:table-cell>
          <table:table-cell table:formula="of:=[.B51]+1/[.A$1] / ([.A52]*[.A52]+1)" office:value-type="float" office:value="0.454642275616272">
            <text:p>0,454642</text:p>
          </table:table-cell>
          <table:table-cell table:formula="of:=ATAN([.A52])" office:value-type="float" office:value="0.455615653211225">
            <text:p>0,456</text:p>
          </table:table-cell>
          <table:table-cell table:number-columns-repeated="1021"/>
        </table:table-row>
        <table:table-row table:style-name="ro1">
          <table:table-cell table:formula="of:=[.A52]+1/[.A$1]" office:value-type="float" office:value="0.5">
            <text:p>0,500</text:p>
          </table:table-cell>
          <table:table-cell table:formula="of:=[.B52]+1/[.A$1] / ([.A53]*[.A53]+1)" office:value-type="float" office:value="0.462642275616272">
            <text:p>0,462642</text:p>
          </table:table-cell>
          <table:table-cell table:formula="of:=ATAN([.A53])" office:value-type="float" office:value="0.463647609000806">
            <text:p>0,464</text:p>
          </table:table-cell>
          <table:table-cell table:number-columns-repeated="1021"/>
        </table:table-row>
        <table:table-row table:style-name="ro1">
          <table:table-cell table:formula="of:=[.A53]+1/[.A$1]" office:value-type="float" office:value="0.51">
            <text:p>0,510</text:p>
          </table:table-cell>
          <table:table-cell table:formula="of:=[.B53]+1/[.A$1] / ([.A54]*[.A54]+1)" office:value-type="float" office:value="0.470578153721184">
            <text:p>0,470578</text:p>
          </table:table-cell>
          <table:table-cell table:formula="of:=ATAN([.A54])" office:value-type="float" office:value="0.471615567862328">
            <text:p>0,472</text:p>
          </table:table-cell>
          <table:table-cell table:number-columns-repeated="1021"/>
        </table:table-row>
        <table:table-row table:style-name="ro1">
          <table:table-cell table:formula="of:=[.A54]+1/[.A$1]" office:value-type="float" office:value="0.52">
            <text:p>0,520</text:p>
          </table:table-cell>
          <table:table-cell table:formula="of:=[.B54]+1/[.A$1] / ([.A55]*[.A55]+1)" office:value-type="float" office:value="0.478449690245114">
            <text:p>0,478450</text:p>
          </table:table-cell>
          <table:table-cell table:formula="of:=ATAN([.A55])" office:value-type="float" office:value="0.479519291992596">
            <text:p>0,480</text:p>
          </table:table-cell>
          <table:table-cell table:number-columns-repeated="1021"/>
        </table:table-row>
        <table:table-row table:style-name="ro1">
          <table:table-cell table:formula="of:=[.A55]+1/[.A$1]" office:value-type="float" office:value="0.53">
            <text:p>0,530</text:p>
          </table:table-cell>
          <table:table-cell table:formula="of:=[.B55]+1/[.A$1] / ([.A56]*[.A56]+1)" office:value-type="float" office:value="0.486256700940718">
            <text:p>0,486257</text:p>
          </table:table-cell>
          <table:table-cell table:formula="of:=ATAN([.A56])" office:value-type="float" office:value="0.48735857950519">
            <text:p>0,487</text:p>
          </table:table-cell>
          <table:table-cell table:number-columns-repeated="1021"/>
        </table:table-row>
        <table:table-row table:style-name="ro1">
          <table:table-cell table:formula="of:=[.A56]+1/[.A$1]" office:value-type="float" office:value="0.54">
            <text:p>0,540</text:p>
          </table:table-cell>
          <table:table-cell table:formula="of:=[.B56]+1/[.A$1] / ([.A57]*[.A57]+1)" office:value-type="float" office:value="0.493999036028981">
            <text:p>0,493999</text:p>
          </table:table-cell>
          <table:table-cell table:formula="of:=ATAN([.A57])" office:value-type="float" office:value="0.495133263468404">
            <text:p>0,495</text:p>
          </table:table-cell>
          <table:table-cell table:number-columns-repeated="1021"/>
        </table:table-row>
        <table:table-row table:style-name="ro1">
          <table:table-cell table:formula="of:=[.A57]+1/[.A$1]" office:value-type="float" office:value="0.55">
            <text:p>0,550</text:p>
          </table:table-cell>
          <table:table-cell table:formula="of:=[.B57]+1/[.A$1] / ([.A58]*[.A58]+1)" office:value-type="float" office:value="0.501676579215162">
            <text:p>0,501677</text:p>
          </table:table-cell>
          <table:table-cell table:formula="of:=ATAN([.A58])" office:value-type="float" office:value="0.502843210927861">
            <text:p>0,503</text:p>
          </table:table-cell>
          <table:table-cell table:number-columns-repeated="1021"/>
        </table:table-row>
        <table:table-row table:style-name="ro1">
          <table:table-cell table:formula="of:=[.A58]+1/[.A$1]" office:value-type="float" office:value="0.56">
            <text:p>0,560</text:p>
          </table:table-cell>
          <table:table-cell table:formula="of:=[.B58]+1/[.A$1] / ([.A59]*[.A59]+1)" office:value-type="float" office:value="0.509289246693846">
            <text:p>0,509289</text:p>
          </table:table-cell>
          <table:table-cell table:formula="of:=ATAN([.A59])" office:value-type="float" office:value="0.510488321916776">
            <text:p>0,510</text:p>
          </table:table-cell>
          <table:table-cell table:number-columns-repeated="1021"/>
        </table:table-row>
        <table:table-row table:style-name="ro1">
          <table:table-cell table:formula="of:=[.A59]+1/[.A$1]" office:value-type="float" office:value="0.57">
            <text:p>0,570</text:p>
          </table:table-cell>
          <table:table-cell table:formula="of:=[.B59]+1/[.A$1] / ([.A60]*[.A60]+1)" office:value-type="float" office:value="0.51683698614588">
            <text:p>0,516837</text:p>
          </table:table-cell>
          <table:table-cell table:formula="of:=ATAN([.A60])" office:value-type="float" office:value="0.518068528456721">
            <text:p>0,518</text:p>
          </table:table-cell>
          <table:table-cell table:number-columns-repeated="1021"/>
        </table:table-row>
        <table:table-row table:style-name="ro1">
          <table:table-cell table:formula="of:=[.A60]+1/[.A$1]" office:value-type="float" office:value="0.58">
            <text:p>0,580</text:p>
          </table:table-cell>
          <table:table-cell table:formula="of:=[.B60]+1/[.A$1] / ([.A61]*[.A61]+1)" office:value-type="float" office:value="0.524319775729837">
            <text:p>0,524320</text:p>
          </table:table-cell>
          <table:table-cell table:formula="of:=ATAN([.A61])" office:value-type="float" office:value="0.52558379355161">
            <text:p>0,526</text:p>
          </table:table-cell>
          <table:table-cell table:number-columns-repeated="1021"/>
        </table:table-row>
        <table:table-row table:style-name="ro1">
          <table:table-cell table:formula="of:=[.A61]+1/[.A$1]" office:value-type="float" office:value="0.59">
            <text:p>0,590</text:p>
          </table:table-cell>
          <table:table-cell table:formula="of:=[.B61]+1/[.A$1] / ([.A62]*[.A62]+1)" office:value-type="float" office:value="0.531737623070539">
            <text:p>0,531738</text:p>
          </table:table-cell>
          <table:table-cell table:formula="of:=ATAN([.A62])" office:value-type="float" office:value="0.53303411017749">
            <text:p>0,533</text:p>
          </table:table-cell>
          <table:table-cell table:number-columns-repeated="1021"/>
        </table:table-row>
        <table:table-row table:style-name="ro1">
          <table:table-cell table:formula="of:=[.A62]+1/[.A$1]" office:value-type="float" office:value="0.6">
            <text:p>0,600</text:p>
          </table:table-cell>
          <table:table-cell table:formula="of:=[.B62]+1/[.A$1] / ([.A63]*[.A63]+1)" office:value-type="float" office:value="0.539090564247009">
            <text:p>0,539091</text:p>
          </table:table-cell>
          <table:table-cell table:formula="of:=ATAN([.A63])" office:value-type="float" office:value="0.540419500270584">
            <text:p>0,540</text:p>
          </table:table-cell>
          <table:table-cell table:number-columns-repeated="1021"/>
        </table:table-row>
        <table:table-row table:style-name="ro1">
          <table:table-cell table:formula="of:=[.A63]+1/[.A$1]" office:value-type="float" office:value="0.61">
            <text:p>0,610</text:p>
          </table:table-cell>
          <table:table-cell table:formula="of:=[.B63]+1/[.A$1] / ([.A64]*[.A64]+1)" office:value-type="float" office:value="0.546378662782101">
            <text:p>0,546379</text:p>
          </table:table-cell>
          <table:table-cell table:formula="of:=ATAN([.A64])" office:value-type="float" office:value="0.547740013715903">
            <text:p>0,548</text:p>
          </table:table-cell>
          <table:table-cell table:number-columns-repeated="1021"/>
        </table:table-row>
        <table:table-row table:style-name="ro1">
          <table:table-cell table:formula="of:=[.A64]+1/[.A$1]" office:value-type="float" office:value="0.62">
            <text:p>0,620</text:p>
          </table:table-cell>
          <table:table-cell table:formula="of:=[.B64]+1/[.A$1] / ([.A65]*[.A65]+1)" office:value-type="float" office:value="0.553602008635901">
            <text:p>0,553602</text:p>
          </table:table-cell>
          <table:table-cell table:formula="of:=ATAN([.A65])" office:value-type="float" office:value="0.554995727338587">
            <text:p>0,555</text:p>
          </table:table-cell>
          <table:table-cell table:number-columns-repeated="1021"/>
        </table:table-row>
        <table:table-row table:style-name="ro1">
          <table:table-cell table:formula="of:=[.A65]+1/[.A$1]" office:value-type="float" office:value="0.63">
            <text:p>0,630</text:p>
          </table:table-cell>
          <table:table-cell table:formula="of:=[.B65]+1/[.A$1] / ([.A66]*[.A66]+1)" office:value-type="float" office:value="0.560760717204875">
            <text:p>0,560761</text:p>
          </table:table-cell>
          <table:table-cell table:formula="of:=ATAN([.A66])" office:value-type="float" office:value="0.562186743900029">
            <text:p>0,562</text:p>
          </table:table-cell>
          <table:table-cell table:number-columns-repeated="1021"/>
        </table:table-row>
        <table:table-row table:style-name="ro1">
          <table:table-cell table:formula="of:=[.A66]+1/[.A$1]" office:value-type="float" office:value="0.64">
            <text:p>0,640</text:p>
          </table:table-cell>
          <table:table-cell table:formula="of:=[.B66]+1/[.A$1] / ([.A67]*[.A67]+1)" office:value-type="float" office:value="0.567854928328598">
            <text:p>0,567855</text:p>
          </table:table-cell>
          <table:table-cell table:formula="of:=ATAN([.A67])" office:value-type="float" office:value="0.569313191100662">
            <text:p>0,569</text:p>
          </table:table-cell>
          <table:table-cell table:number-columns-repeated="1021"/>
        </table:table-row>
        <table:table-row table:style-name="ro1">
          <table:table-cell table:formula="of:=[.A67]+1/[.A$1]" office:value-type="float" office:value="0.65">
            <text:p>0,650</text:p>
          </table:table-cell>
          <table:table-cell table:formula="of:=[.B67]+1/[.A$1] / ([.A68]*[.A68]+1)" office:value-type="float" office:value="0.574884805305751">
            <text:p>0,574885</text:p>
          </table:table-cell>
          <table:table-cell table:formula="of:=ATAN([.A68])" office:value-type="float" office:value="0.576375220591184">
            <text:p>0,576</text:p>
          </table:table-cell>
          <table:table-cell table:number-columns-repeated="1021"/>
        </table:table-row>
        <table:table-row table:style-name="ro1">
          <table:table-cell table:formula="of:=[.A68]+1/[.A$1]" office:value-type="float" office:value="0.66">
            <text:p>0,660</text:p>
          </table:table-cell>
          <table:table-cell table:formula="of:=[.B68]+1/[.A$1] / ([.A69]*[.A69]+1)" office:value-type="float" office:value="0.581850533920964">
            <text:p>0,581851</text:p>
          </table:table-cell>
          <table:table-cell table:formula="of:=ATAN([.A69])" office:value-type="float" office:value="0.583373006993856">
            <text:p>0,583</text:p>
          </table:table-cell>
          <table:table-cell table:number-columns-repeated="1021"/>
        </table:table-row>
        <table:table-row table:style-name="ro1">
          <table:table-cell table:formula="of:=[.A69]+1/[.A$1]" office:value-type="float" office:value="0.67">
            <text:p>0,670</text:p>
          </table:table-cell>
          <table:table-cell table:formula="of:=[.B69]+1/[.A$1] / ([.A70]*[.A70]+1)" office:value-type="float" office:value="0.588752321483943">
            <text:p>0,588752</text:p>
          </table:table-cell>
          <table:table-cell table:formula="of:=ATAN([.A70])" office:value-type="float" office:value="0.590306746935372">
            <text:p>0,590</text:p>
          </table:table-cell>
          <table:table-cell table:number-columns-repeated="1021"/>
        </table:table-row>
        <table:table-row table:style-name="ro1">
          <table:table-cell table:formula="of:=[.A70]+1/[.A$1]" office:value-type="float" office:value="0.68">
            <text:p>0,680</text:p>
          </table:table-cell>
          <table:table-cell table:formula="of:=[.B70]+1/[.A$1] / ([.A71]*[.A71]+1)" office:value-type="float" office:value="0.595590395882192">
            <text:p>0,595590</text:p>
          </table:table-cell>
          <table:table-cell table:formula="of:=ATAN([.A71])" office:value-type="float" office:value="0.597176658092678">
            <text:p>0,597</text:p>
          </table:table-cell>
          <table:table-cell table:number-columns-repeated="1021"/>
        </table:table-row>
        <table:table-row table:style-name="ro1">
          <table:table-cell table:formula="of:=[.A71]+1/[.A$1]" office:value-type="float" office:value="0.69">
            <text:p>0,690</text:p>
          </table:table-cell>
          <table:table-cell table:formula="of:=[.B71]+1/[.A$1] / ([.A72]*[.A72]+1)" office:value-type="float" office:value="0.602365004648536">
            <text:p>0,602365</text:p>
          </table:table-cell>
          <table:table-cell table:formula="of:=ATAN([.A72])" office:value-type="float" office:value="0.603982978252998">
            <text:p>0,604</text:p>
          </table:table-cell>
          <table:table-cell table:number-columns-repeated="1021"/>
        </table:table-row>
        <table:table-row table:style-name="ro1">
          <table:table-cell table:formula="of:=[.A72]+1/[.A$1]" office:value-type="float" office:value="0.7">
            <text:p>0,700</text:p>
          </table:table-cell>
          <table:table-cell table:formula="of:=[.B72]+1/[.A$1] / ([.A73]*[.A73]+1)" office:value-type="float" office:value="0.609076414044509">
            <text:p>0,609076</text:p>
          </table:table-cell>
          <table:table-cell table:formula="of:=ATAN([.A73])" office:value-type="float" office:value="0.610725964389209">
            <text:p>0,611</text:p>
          </table:table-cell>
          <table:table-cell table:number-columns-repeated="1021"/>
        </table:table-row>
        <table:table-row table:style-name="ro1">
          <table:table-cell table:formula="of:=[.A73]+1/[.A$1]" office:value-type="float" office:value="0.71">
            <text:p>0,710</text:p>
          </table:table-cell>
          <table:table-cell table:formula="of:=[.B73]+1/[.A$1] / ([.A74]*[.A74]+1)" office:value-type="float" office:value="0.615724908160592">
            <text:p>0,615725</text:p>
          </table:table-cell>
          <table:table-cell table:formula="of:=ATAN([.A74])" office:value-type="float" office:value="0.617405891751573">
            <text:p>0,617</text:p>
          </table:table-cell>
          <table:table-cell table:number-columns-repeated="1021"/>
        </table:table-row>
        <table:table-row table:style-name="ro1">
          <table:table-cell table:formula="of:=[.A74]+1/[.A$1]" office:value-type="float" office:value="0.72">
            <text:p>0,720</text:p>
          </table:table-cell>
          <table:table-cell table:formula="of:=[.B74]+1/[.A$1] / ([.A75]*[.A75]+1)" office:value-type="float" office:value="0.622310788034143">
            <text:p>0,622311</text:p>
          </table:table-cell>
          <table:table-cell table:formula="of:=ATAN([.A75])" office:value-type="float" office:value="0.624023052976757">
            <text:p>0,624</text:p>
          </table:table-cell>
          <table:table-cell table:number-columns-repeated="1021"/>
        </table:table-row>
        <table:table-row table:style-name="ro1">
          <table:table-cell table:formula="of:=[.A75]+1/[.A$1]" office:value-type="float" office:value="0.73">
            <text:p>0,730</text:p>
          </table:table-cell>
          <table:table-cell table:formula="of:=[.B75]+1/[.A$1] / ([.A76]*[.A76]+1)" office:value-type="float" office:value="0.62883437078579">
            <text:p>0,628834</text:p>
          </table:table-cell>
          <table:table-cell table:formula="of:=ATAN([.A76])" office:value-type="float" office:value="0.630577757214935">
            <text:p>0,631</text:p>
          </table:table-cell>
          <table:table-cell table:number-columns-repeated="1021"/>
        </table:table-row>
        <table:table-row table:style-name="ro1">
          <table:table-cell table:formula="of:=[.A76]+1/[.A$1]" office:value-type="float" office:value="0.74">
            <text:p>0,740</text:p>
          </table:table-cell>
          <table:table-cell table:formula="of:=[.B76]+1/[.A$1] / ([.A77]*[.A77]+1)" office:value-type="float" office:value="0.635295988774935">
            <text:p>0,635296</text:p>
          </table:table-cell>
          <table:table-cell table:formula="of:=ATAN([.A77])" office:value-type="float" office:value="0.637070329275684">
            <text:p>0,637</text:p>
          </table:table-cell>
          <table:table-cell table:number-columns-repeated="1021"/>
        </table:table-row>
        <table:table-row table:style-name="ro1">
          <table:table-cell table:formula="of:=[.A77]+1/[.A$1]" office:value-type="float" office:value="0.75">
            <text:p>0,750</text:p>
          </table:table-cell>
          <table:table-cell table:formula="of:=[.B77]+1/[.A$1] / ([.A78]*[.A78]+1)" office:value-type="float" office:value="0.641695988774935">
            <text:p>0,641696</text:p>
          </table:table-cell>
          <table:table-cell table:formula="of:=ATAN([.A78])" office:value-type="float" office:value="0.643501108793285">
            <text:p>0,644</text:p>
          </table:table-cell>
          <table:table-cell table:number-columns-repeated="1021"/>
        </table:table-row>
        <table:table-row table:style-name="ro1">
          <table:table-cell table:formula="of:=[.A78]+1/[.A$1]" office:value-type="float" office:value="0.76">
            <text:p>0,760</text:p>
          </table:table-cell>
          <table:table-cell table:formula="of:=[.B78]+1/[.A$1] / ([.A79]*[.A79]+1)" office:value-type="float" office:value="0.648034731168444">
            <text:p>0,648035</text:p>
          </table:table-cell>
          <table:table-cell table:formula="of:=ATAN([.A79])" office:value-type="float" office:value="0.649870449411948">
            <text:p>0,650</text:p>
          </table:table-cell>
          <table:table-cell table:number-columns-repeated="1021"/>
        </table:table-row>
        <table:table-row table:style-name="ro1">
          <table:table-cell table:formula="of:=[.A79]+1/[.A$1]" office:value-type="float" office:value="0.77">
            <text:p>0,770</text:p>
          </table:table-cell>
          <table:table-cell table:formula="of:=[.B79]+1/[.A$1] / ([.A80]*[.A80]+1)" office:value-type="float" office:value="0.654312589163296">
            <text:p>0,654313</text:p>
          </table:table-cell>
          <table:table-cell table:formula="of:=ATAN([.A80])" office:value-type="float" office:value="0.656178717991395">
            <text:p>0,656</text:p>
          </table:table-cell>
          <table:table-cell table:number-columns-repeated="1021"/>
        </table:table-row>
        <table:table-row table:style-name="ro1">
          <table:table-cell table:formula="of:=[.A80]+1/[.A$1]" office:value-type="float" office:value="0.78">
            <text:p>0,780</text:p>
          </table:table-cell>
          <table:table-cell table:formula="of:=[.B80]+1/[.A$1] / ([.A81]*[.A81]+1)" office:value-type="float" office:value="0.66052994802925">
            <text:p>0,660530</text:p>
          </table:table-cell>
          <table:table-cell table:formula="of:=ATAN([.A81])" office:value-type="float" office:value="0.662426293833151">
            <text:p>0,662</text:p>
          </table:table-cell>
          <table:table-cell table:number-columns-repeated="1021"/>
        </table:table-row>
        <table:table-row table:style-name="ro1">
          <table:table-cell table:formula="of:=[.A81]+1/[.A$1]" office:value-type="float" office:value="0.790000000000001">
            <text:p>0,790</text:p>
          </table:table-cell>
          <table:table-cell table:formula="of:=[.B81]+1/[.A$1] / ([.A82]*[.A82]+1)" office:value-type="float" office:value="0.666687204355831">
            <text:p>0,666687</text:p>
          </table:table-cell>
          <table:table-cell table:formula="of:=ATAN([.A82])" office:value-type="float" office:value="0.668613567927821">
            <text:p>0,669</text:p>
          </table:table-cell>
          <table:table-cell table:number-columns-repeated="1021"/>
        </table:table-row>
        <table:table-row table:style-name="ro1">
          <table:table-cell table:formula="of:=[.A82]+1/[.A$1]" office:value-type="float" office:value="0.8">
            <text:p>0,800</text:p>
          </table:table-cell>
          <table:table-cell table:formula="of:=[.B82]+1/[.A$1] / ([.A83]*[.A83]+1)" office:value-type="float" office:value="0.67278476533144">
            <text:p>0,672785</text:p>
          </table:table-cell>
          <table:table-cell table:formula="of:=ATAN([.A83])" office:value-type="float" office:value="0.674740942223553">
            <text:p>0,675</text:p>
          </table:table-cell>
          <table:table-cell table:number-columns-repeated="1021"/>
        </table:table-row>
        <table:table-row table:style-name="ro1">
          <table:table-cell table:formula="of:=[.A83]+1/[.A$1]" office:value-type="float" office:value="0.810000000000001">
            <text:p>0,810</text:p>
          </table:table-cell>
          <table:table-cell table:formula="of:=[.B83]+1/[.A$1] / ([.A84]*[.A84]+1)" office:value-type="float" office:value="0.678823048043837">
            <text:p>0,678823</text:p>
          </table:table-cell>
          <table:table-cell table:formula="of:=ATAN([.A84])" office:value-type="float" office:value="0.680808828915828">
            <text:p>0,681</text:p>
          </table:table-cell>
          <table:table-cell table:number-columns-repeated="1021"/>
        </table:table-row>
        <table:table-row table:style-name="ro1">
          <table:table-cell table:formula="of:=[.A84]+1/[.A$1]" office:value-type="float" office:value="0.82">
            <text:p>0,820</text:p>
          </table:table-cell>
          <table:table-cell table:formula="of:=[.B84]+1/[.A$1] / ([.A85]*[.A85]+1)" office:value-type="float" office:value="0.684802478802029">
            <text:p>0,684802</text:p>
          </table:table-cell>
          <table:table-cell table:formula="of:=ATAN([.A85])" office:value-type="float" office:value="0.686817649758646">
            <text:p>0,687</text:p>
          </table:table-cell>
          <table:table-cell table:number-columns-repeated="1021"/>
        </table:table-row>
        <table:table-row table:style-name="ro1">
          <table:table-cell table:formula="of:=[.A85]+1/[.A$1]" office:value-type="float" office:value="0.83">
            <text:p>0,830</text:p>
          </table:table-cell>
          <table:table-cell table:formula="of:=[.B85]+1/[.A$1] / ([.A86]*[.A86]+1)" office:value-type="float" office:value="0.69072349247957">
            <text:p>0,690723</text:p>
          </table:table-cell>
          <table:table-cell table:formula="of:=ATAN([.A86])" office:value-type="float" office:value="0.692767835397123">
            <text:p>0,693</text:p>
          </table:table-cell>
          <table:table-cell table:number-columns-repeated="1021"/>
        </table:table-row>
        <table:table-row table:style-name="ro1">
          <table:table-cell table:formula="of:=[.A86]+1/[.A$1]" office:value-type="float" office:value="0.84">
            <text:p>0,840</text:p>
          </table:table-cell>
          <table:table-cell table:formula="of:=[.B86]+1/[.A$1] / ([.A87]*[.A87]+1)" office:value-type="float" office:value="0.696586531879195">
            <text:p>0,696587</text:p>
          </table:table-cell>
          <table:table-cell table:formula="of:=ATAN([.A87])" office:value-type="float" office:value="0.698659824721463">
            <text:p>0,699</text:p>
          </table:table-cell>
          <table:table-cell table:number-columns-repeated="1021"/>
        </table:table-row>
        <table:table-row table:style-name="ro1">
          <table:table-cell table:formula="of:=[.A87]+1/[.A$1]" office:value-type="float" office:value="0.850000000000001">
            <text:p>0,850</text:p>
          </table:table-cell>
          <table:table-cell table:formula="of:=[.B87]+1/[.A$1] / ([.A88]*[.A88]+1)" office:value-type="float" office:value="0.702392047118673">
            <text:p>0,702392</text:p>
          </table:table-cell>
          <table:table-cell table:formula="of:=ATAN([.A88])" office:value-type="float" office:value="0.704494064242218">
            <text:p>0,704</text:p>
          </table:table-cell>
          <table:table-cell table:number-columns-repeated="1021"/>
        </table:table-row>
        <table:table-row table:style-name="ro1">
          <table:table-cell table:formula="of:=[.A88]+1/[.A$1]" office:value-type="float" office:value="0.860000000000001">
            <text:p>0,860</text:p>
          </table:table-cell>
          <table:table-cell table:formula="of:=[.B88]+1/[.A$1] / ([.A89]*[.A89]+1)" office:value-type="float" office:value="0.708140495037734">
            <text:p>0,708140</text:p>
          </table:table-cell>
          <table:table-cell table:formula="of:=ATAN([.A89])" office:value-type="float" office:value="0.710271007486687">
            <text:p>0,710</text:p>
          </table:table-cell>
          <table:table-cell table:number-columns-repeated="1021"/>
        </table:table-row>
        <table:table-row table:style-name="ro1">
          <table:table-cell table:formula="of:=[.A89]+1/[.A$1]" office:value-type="float" office:value="0.87">
            <text:p>0,870</text:p>
          </table:table-cell>
          <table:table-cell table:formula="of:=[.B89]+1/[.A$1] / ([.A90]*[.A90]+1)" office:value-type="float" office:value="0.713832338625873">
            <text:p>0,713832</text:p>
          </table:table-cell>
          <table:table-cell table:formula="of:=ATAN([.A90])" office:value-type="float" office:value="0.7159911144163">
            <text:p>0,716</text:p>
          </table:table-cell>
          <table:table-cell table:number-columns-repeated="1021"/>
        </table:table-row>
        <table:table-row table:style-name="ro1">
          <table:table-cell table:formula="of:=[.A90]+1/[.A$1]" office:value-type="float" office:value="0.88">
            <text:p>0,880</text:p>
          </table:table-cell>
          <table:table-cell table:formula="of:=[.B90]+1/[.A$1] / ([.A91]*[.A91]+1)" office:value-type="float" office:value="0.719468046470778">
            <text:p>0,719468</text:p>
          </table:table-cell>
          <table:table-cell table:formula="of:=ATAN([.A91])" office:value-type="float" office:value="0.721654850864762">
            <text:p>0,722</text:p>
          </table:table-cell>
          <table:table-cell table:number-columns-repeated="1021"/>
        </table:table-row>
        <table:table-row table:style-name="ro1">
          <table:table-cell table:formula="of:=[.A91]+1/[.A$1]" office:value-type="float" office:value="0.890000000000001">
            <text:p>0,890</text:p>
          </table:table-cell>
          <table:table-cell table:formula="of:=[.B91]+1/[.A$1] / ([.A92]*[.A92]+1)" office:value-type="float" office:value="0.725048092227153">
            <text:p>0,725048</text:p>
          </table:table-cell>
          <table:table-cell table:formula="of:=ATAN([.A92])" office:value-type="float" office:value="0.727262687996691">
            <text:p>0,727</text:p>
          </table:table-cell>
          <table:table-cell table:number-columns-repeated="1021"/>
        </table:table-row>
        <table:table-row table:style-name="ro1">
          <table:table-cell table:formula="of:=[.A92]+1/[.A$1]" office:value-type="float" office:value="0.900000000000001">
            <text:p>0,900</text:p>
          </table:table-cell>
          <table:table-cell table:formula="of:=[.B92]+1/[.A$1] / ([.A93]*[.A93]+1)" office:value-type="float" office:value="0.730572954105606">
            <text:p>0,730573</text:p>
          </table:table-cell>
          <table:table-cell table:formula="of:=ATAN([.A93])" office:value-type="float" office:value="0.732815101786507">
            <text:p>0,733</text:p>
          </table:table-cell>
          <table:table-cell table:number-columns-repeated="1021"/>
        </table:table-row>
        <table:table-row table:style-name="ro1">
          <table:table-cell table:formula="of:=[.A93]+1/[.A$1]" office:value-type="float" office:value="0.910000000000001">
            <text:p>0,910</text:p>
          </table:table-cell>
          <table:table-cell table:formula="of:=[.B93]+1/[.A$1] / ([.A94]*[.A94]+1)" office:value-type="float" office:value="0.736043114381302">
            <text:p>0,736043</text:p>
          </table:table-cell>
          <table:table-cell table:formula="of:=ATAN([.A94])" office:value-type="float" office:value="0.738312572517228">
            <text:p>0,738</text:p>
          </table:table-cell>
          <table:table-cell table:number-columns-repeated="1021"/>
        </table:table-row>
        <table:table-row table:style-name="ro1">
          <table:table-cell table:formula="of:=[.A94]+1/[.A$1]" office:value-type="float" office:value="0.92">
            <text:p>0,920</text:p>
          </table:table-cell>
          <table:table-cell table:formula="of:=[.B94]+1/[.A$1] / ([.A95]*[.A95]+1)" office:value-type="float" office:value="0.74145905892203">
            <text:p>0,741459</text:p>
          </table:table-cell>
          <table:table-cell table:formula="of:=ATAN([.A95])" office:value-type="float" office:value="0.74375558429886">
            <text:p>0,744</text:p>
          </table:table-cell>
          <table:table-cell table:number-columns-repeated="1021"/>
        </table:table-row>
        <table:table-row table:style-name="ro1">
          <table:table-cell table:formula="of:=[.A95]+1/[.A$1]" office:value-type="float" office:value="0.930000000000001">
            <text:p>0,930</text:p>
          </table:table-cell>
          <table:table-cell table:formula="of:=[.B95]+1/[.A$1] / ([.A96]*[.A96]+1)" office:value-type="float" office:value="0.746821276735318">
            <text:p>0,746821</text:p>
          </table:table-cell>
          <table:table-cell table:formula="of:=ATAN([.A96])" office:value-type="float" office:value="0.749144624606018">
            <text:p>0,749</text:p>
          </table:table-cell>
          <table:table-cell table:number-columns-repeated="1021"/>
        </table:table-row>
        <table:table-row table:style-name="ro1">
          <table:table-cell table:formula="of:=[.A96]+1/[.A$1]" office:value-type="float" office:value="0.940000000000001">
            <text:p>0,940</text:p>
          </table:table-cell>
          <table:table-cell table:formula="of:=[.B96]+1/[.A$1] / ([.A97]*[.A97]+1)" office:value-type="float" office:value="0.752130259534213">
            <text:p>0,752130</text:p>
          </table:table-cell>
          <table:table-cell table:formula="of:=ATAN([.A97])" office:value-type="float" office:value="0.754480183834406">
            <text:p>0,754</text:p>
          </table:table-cell>
          <table:table-cell table:number-columns-repeated="1021"/>
        </table:table-row>
        <table:table-row table:style-name="ro1">
          <table:table-cell table:formula="of:=[.A97]+1/[.A$1]" office:value-type="float" office:value="0.950000000000001">
            <text:p>0,950</text:p>
          </table:table-cell>
          <table:table-cell table:formula="of:=[.B97]+1/[.A$1] / ([.A98]*[.A98]+1)" office:value-type="float" office:value="0.757386501321336">
            <text:p>0,757387</text:p>
          </table:table-cell>
          <table:table-cell table:formula="of:=ATAN([.A98])" office:value-type="float" office:value="0.759762754875771">
            <text:p>0,760</text:p>
          </table:table-cell>
          <table:table-cell table:number-columns-repeated="1021"/>
        </table:table-row>
        <table:table-row table:style-name="ro1">
          <table:table-cell table:formula="of:=[.A98]+1/[.A$1]" office:value-type="float" office:value="0.960000000000001">
            <text:p>0,960</text:p>
          </table:table-cell>
          <table:table-cell table:formula="of:=[.B98]+1/[.A$1] / ([.A99]*[.A99]+1)" office:value-type="float" office:value="0.762590497990778">
            <text:p>0,762590</text:p>
          </table:table-cell>
          <table:table-cell table:formula="of:=ATAN([.A99])" office:value-type="float" office:value="0.764992832710911">
            <text:p>0,765</text:p>
          </table:table-cell>
          <table:table-cell table:number-columns-repeated="1021"/>
        </table:table-row>
        <table:table-row table:style-name="ro1">
          <table:table-cell table:formula="of:=[.A99]+1/[.A$1]" office:value-type="float" office:value="0.970000000000001">
            <text:p>0,970</text:p>
          </table:table-cell>
          <table:table-cell table:formula="of:=[.B99]+1/[.A$1] / ([.A100]*[.A100]+1)" office:value-type="float" office:value="0.767742746947447">
            <text:p>0,767743</text:p>
          </table:table-cell>
          <table:table-cell table:formula="of:=ATAN([.A100])" office:value-type="float" office:value="0.770170914020331">
            <text:p>0,770</text:p>
          </table:table-cell>
          <table:table-cell table:number-columns-repeated="1021"/>
        </table:table-row>
        <table:table-row table:style-name="ro1">
          <table:table-cell table:formula="of:=[.A100]+1/[.A$1]" office:value-type="float" office:value="0.980000000000001">
            <text:p>0,980</text:p>
          </table:table-cell>
          <table:table-cell table:formula="of:=[.B100]+1/[.A$1] / ([.A101]*[.A101]+1)" office:value-type="float" office:value="0.772843746743407">
            <text:p>0,772844</text:p>
          </table:table-cell>
          <table:table-cell table:formula="of:=ATAN([.A101])" office:value-type="float" office:value="0.775297496812127">
            <text:p>0,775</text:p>
          </table:table-cell>
          <table:table-cell table:number-columns-repeated="1021"/>
        </table:table-row>
        <table:table-row table:style-name="ro1">
          <table:table-cell table:formula="of:=[.A101]+1/[.A$1]" office:value-type="float" office:value="0.990000000000001">
            <text:p>0,990</text:p>
          </table:table-cell>
          <table:table-cell table:formula="of:=[.B101]+1/[.A$1] / ([.A102]*[.A102]+1)" office:value-type="float" office:value="0.777893996730782">
            <text:p>0,777894</text:p>
          </table:table-cell>
          <table:table-cell table:formula="of:=ATAN([.A102])" office:value-type="float" office:value="0.780373080066636">
            <text:p>0,780</text:p>
          </table:table-cell>
          <table:table-cell table:number-columns-repeated="1021"/>
        </table:table-row>
        <table:table-row table:style-name="ro1">
          <table:table-cell table:formula="of:=[.A102]+1/[.A$1]" office:value-type="float" office:value="1">
            <text:p>1,000</text:p>
          </table:table-cell>
          <table:table-cell table:formula="of:=[.B102]+1/[.A$1] / ([.A103]*[.A103]+1)" office:value-type="float" office:value="0.782893996730782">
            <text:p>0,782894</text:p>
          </table:table-cell>
          <table:table-cell table:formula="of:=ATAN([.A103])" office:value-type="float" office:value="0.785398163397449">
            <text:p>0,785</text:p>
          </table:table-cell>
          <table:table-cell table:number-columns-repeated="102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4">14/05/2024</text:date>, <text:time>15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2S</meta:editing-duration>
    <meta:editing-cycles>4</meta:editing-cycles>
    <meta:generator>OpenOffice/4.1.15$Win32 OpenOffice.org_project/4115m2$Build-9813</meta:generator>
    <dc:date>2024-05-14T15:41:08.96</dc:date>
    <dc:creator>Rémi Bouyssounouse</dc:creator>
    <meta:document-statistic meta:table-count="3" meta:cell-count="30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9">
      <number:number number:decimal-places="6"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777cm" svg:height="25.894cm" xlink:href=".." xlink:type="simple" chart:class="chart:line" chart:style-name="ch1">
        <chart:legend chart:legend-position="end" svg:x="38.845cm" svg:y="12.373cm" style:legend-expansion="high" chart:style-name="ch2"/>
        <chart:plot-area chart:style-name="ch3" table:cell-range-address="Sheet1.A3:Sheet1.C103" chart:data-source-has-labels="column" svg:x="1.285cm" svg:y="2.203cm" svg:width="35.89cm" svg:height="22.754cm">
          <chartooo:coordinate-region svg:x="2.938cm" svg:y="2.415cm" svg:width="33.812cm" svg:height="21.445cm"/>
          <chart:axis chart:dimension="x" chart:name="primary-x" chart:style-name="ch4" chartooo:axis-type="auto">
            <chartooo:date-scale/>
            <chart:categories table:cell-range-address="Sheet1.A3:Sheet1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03" chart:class="chart:line">
            <chart:data-point chart:repeated="101"/>
          </chart:series>
          <chart:series chart:style-name="ch8" chart:values-cell-range-address="Sheet1.C3:Sheet1.C103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03</svg:desc>
                </draw:g>
              </table:table-cell>
              <table:table-cell office:value-type="float" office:value="0">
                <text:p>0</text:p>
                <draw:g>
                  <svg:desc>Sheet1.B3:Sheet1.B103</svg:desc>
                </draw:g>
              </table:table-cell>
              <table:table-cell office:value-type="float" office:value="0">
                <text:p>0</text:p>
                <draw:g>
                  <svg:desc>Sheet1.C3:Sheet1.C103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0999900009999">
                <text:p>0.00999900009999</text:p>
              </table:table-cell>
              <table:table-cell office:value-type="float" office:value="0.00999966668666524">
                <text:p>0.00999966668666524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199950016993503">
                <text:p>0.0199950016993503</text:p>
              </table:table-cell>
              <table:table-cell office:value-type="float" office:value="0.0199973339731505">
                <text:p>0.0199973339731505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299860097920668">
                <text:p>0.0299860097920668</text:p>
              </table:table-cell>
              <table:table-cell office:value-type="float" office:value="0.0299910048568779">
                <text:p>0.0299910048568779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399700353511722">
                <text:p>0.0399700353511722</text:p>
              </table:table-cell>
              <table:table-cell office:value-type="float" office:value="0.03997868712329">
                <text:p>0.03997868712329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499450976953119">
                <text:p>0.0499450976953119</text:p>
              </table:table-cell>
              <table:table-cell office:value-type="float" office:value="0.0499583957219428">
                <text:p>0.0499583957219428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599092268304255">
                <text:p>0.0599092268304255</text:p>
              </table:table-cell>
              <table:table-cell office:value-type="float" office:value="0.0599281551212079">
                <text:p>0.0599281551212079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698604657596722">
                <text:p>0.0698604657596722</text:p>
              </table:table-cell>
              <table:table-cell office:value-type="float" office:value="0.0698860016346425">
                <text:p>0.0698860016346425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797968727549027">
                <text:p>0.0797968727549027</text:p>
              </table:table-cell>
              <table:table-cell office:value-type="float" office:value="0.0798299857122373">
                <text:p>0.0798299857122373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897165235831936">
                <text:p>0.0897165235831936</text:p>
              </table:table-cell>
              <table:table-cell office:value-type="float" office:value="0.0897581741899505">
                <text:p>0.089758174189950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996175136822034">
                <text:p>0.0996175136822034</text:p>
              </table:table-cell>
              <table:table-cell office:value-type="float" office:value="0.099668652491162">
                <text:p>0.099668652491162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0949796027839">
                <text:p>0.10949796027839</text:p>
              </table:table-cell>
              <table:table-cell office:value-type="float" office:value="0.109559526773944">
                <text:p>0.109559526773944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19356004442427">
                <text:p>0.119356004442427</text:p>
              </table:table-cell>
              <table:table-cell office:value-type="float" office:value="0.119428926018338">
                <text:p>0.119428926018338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29189813076511">
                <text:p>0.129189813076511</text:p>
              </table:table-cell>
              <table:table-cell office:value-type="float" office:value="0.129275004048143">
                <text:p>0.129275004048143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38997580828571">
                <text:p>0.138997580828571</text:p>
              </table:table-cell>
              <table:table-cell office:value-type="float" office:value="0.139095941482071">
                <text:p>0.139095941482071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48777531928816">
                <text:p>0.148777531928816</text:p>
              </table:table-cell>
              <table:table-cell office:value-type="float" office:value="0.148889947609497">
                <text:p>0.148889947609497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58527921944416">
                <text:p>0.158527921944416</text:p>
              </table:table-cell>
              <table:table-cell office:value-type="float" office:value="0.158655262186401">
                <text:p>0.158655262186401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68247039448547">
                <text:p>0.168247039448547</text:p>
              </table:table-cell>
              <table:table-cell office:value-type="float" office:value="0.16839015714753">
                <text:p>0.16839015714753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77933207600426">
                <text:p>0.177933207600426</text:p>
              </table:table-cell>
              <table:table-cell office:value-type="float" office:value="0.178092938231198">
                <text:p>0.178092938231198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87584785633434">
                <text:p>0.187584785633434</text:p>
              </table:table-cell>
              <table:table-cell office:value-type="float" office:value="0.187761946513593">
                <text:p>0.18776194651359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97200170248819">
                <text:p>0.197200170248819</text:p>
              </table:table-cell>
              <table:table-cell office:value-type="float" office:value="0.197395559849881">
                <text:p>0.197395559849881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206777796912932">
                <text:p>0.206777796912932</text:p>
              </table:table-cell>
              <table:table-cell office:value-type="float" office:value="0.206992194219821">
                <text:p>0.206992194219821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216316141056388">
                <text:p>0.216316141056388</text:p>
              </table:table-cell>
              <table:table-cell office:value-type="float" office:value="0.216550304976089">
                <text:p>0.216550304976089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0.225813719173968">
                <text:p>0.225813719173968</text:p>
              </table:table-cell>
              <table:table-cell office:value-type="float" office:value="0.226068387993884">
                <text:p>0.226068387993884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235269089824498">
                <text:p>0.235269089824498</text:p>
              </table:table-cell>
              <table:table-cell office:value-type="float" office:value="0.235544980720863">
                <text:p>0.235544980720863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4468085453038">
                <text:p>0.24468085453038</text:p>
              </table:table-cell>
              <table:table-cell office:value-type="float" office:value="0.244978663126864">
                <text:p>0.244978663126864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254047658576839">
                <text:p>0.254047658576839</text:p>
              </table:table-cell>
              <table:table-cell office:value-type="float" office:value="0.254368058553266">
                <text:p>0.254368058553266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0.263368191711335">
                <text:p>0.263368191711335</text:p>
              </table:table-cell>
              <table:table-cell office:value-type="float" office:value="0.263711834462266">
                <text:p>0.263711834462266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272641188743976">
                <text:p>0.272641188743976</text:p>
              </table:table-cell>
              <table:table-cell office:value-type="float" office:value="0.273008703086711">
                <text:p>0.273008703086711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0.281865430050128">
                <text:p>0.281865430050128</text:p>
              </table:table-cell>
              <table:table-cell office:value-type="float" office:value="0.282257421981491">
                <text:p>0.28225742198149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91039741976734">
                <text:p>0.291039741976734</text:p>
              </table:table-cell>
              <table:table-cell office:value-type="float" office:value="0.291456794477867">
                <text:p>0.291456794477867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0.300162997154181">
                <text:p>0.300162997154181</text:p>
              </table:table-cell>
              <table:table-cell office:value-type="float" office:value="0.300605670042395">
                <text:p>0.300605670042395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309234114715865">
                <text:p>0.309234114715865</text:p>
              </table:table-cell>
              <table:table-cell office:value-type="float" office:value="0.309702944542456">
                <text:p>0.309702944542456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0.318252060427831">
                <text:p>0.318252060427831</text:p>
              </table:table-cell>
              <table:table-cell office:value-type="float" office:value="0.318747560420645">
                <text:p>0.318747560420645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327215846731166">
                <text:p>0.327215846731166</text:p>
              </table:table-cell>
              <table:table-cell office:value-type="float" office:value="0.327738506780556">
                <text:p>0.327738506780556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36124532699986">
                <text:p>0.336124532699986</text:p>
              </table:table-cell>
              <table:table-cell office:value-type="float" office:value="0.336674819386727">
                <text:p>0.336674819386727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344977223918116">
                <text:p>0.344977223918116</text:p>
              </table:table-cell>
              <table:table-cell office:value-type="float" office:value="0.345555580581712">
                <text:p>0.345555580581712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0.35377307227769">
                <text:p>0.35377307227769</text:p>
              </table:table-cell>
              <table:table-cell office:value-type="float" office:value="0.354379919123438">
                <text:p>0.354379919123438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362511275703066">
                <text:p>0.362511275703066</text:p>
              </table:table-cell>
              <table:table-cell office:value-type="float" office:value="0.363147009946176">
                <text:p>0.363147009946176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0.371191077803578">
                <text:p>0.371191077803578</text:p>
              </table:table-cell>
              <table:table-cell office:value-type="float" office:value="0.371856073848581">
                <text:p>0.37185607384858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37981176745875">
                <text:p>0.37981176745875</text:p>
              </table:table-cell>
              <table:table-cell office:value-type="float" office:value="0.380506377112365">
                <text:p>0.380506377112365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0.388372678339668">
                <text:p>0.388372678339668</text:p>
              </table:table-cell>
              <table:table-cell office:value-type="float" office:value="0.389097231055279">
                <text:p>0.389097231055279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39687318837027">
                <text:p>0.39687318837027</text:p>
              </table:table-cell>
              <table:table-cell office:value-type="float" office:value="0.397627991522129">
                <text:p>0.397627991522129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0.40531271913236">
                <text:p>0.40531271913236</text:p>
              </table:table-cell>
              <table:table-cell office:value-type="float" office:value="0.406098058317616">
                <text:p>0.406098058317616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413690735218151">
                <text:p>0.413690735218151</text:p>
              </table:table-cell>
              <table:table-cell office:value-type="float" office:value="0.414506874584786">
                <text:p>0.414506874584786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22006743534159">
                <text:p>0.422006743534159</text:p>
              </table:table-cell>
              <table:table-cell office:value-type="float" office:value="0.422853926132941">
                <text:p>0.422853926132941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43026029256024">
                <text:p>0.43026029256024</text:p>
              </table:table-cell>
              <table:table-cell office:value-type="float" office:value="0.431138740718782">
                <text:p>0.431138740718782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43845097156753">
                <text:p>0.43845097156753</text:p>
              </table:table-cell>
              <table:table-cell office:value-type="float" office:value="0.439360887284592">
                <text:p>0.439360887284592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446578409798999">
                <text:p>0.446578409798999</text:p>
              </table:table-cell>
              <table:table-cell office:value-type="float" office:value="0.44751997515717">
                <text:p>0.44751997515717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0.454642275616272">
                <text:p>0.454642275616272</text:p>
              </table:table-cell>
              <table:table-cell office:value-type="float" office:value="0.455615653211225">
                <text:p>0.45561565321122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462642275616272">
                <text:p>0.462642275616272</text:p>
              </table:table-cell>
              <table:table-cell office:value-type="float" office:value="0.463647609000806">
                <text:p>0.463647609000806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0.470578153721184">
                <text:p>0.470578153721184</text:p>
              </table:table-cell>
              <table:table-cell office:value-type="float" office:value="0.471615567862328">
                <text:p>0.471615567862328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478449690245114">
                <text:p>0.478449690245114</text:p>
              </table:table-cell>
              <table:table-cell office:value-type="float" office:value="0.479519291992596">
                <text:p>0.479519291992596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0.486256700940718">
                <text:p>0.486256700940718</text:p>
              </table:table-cell>
              <table:table-cell office:value-type="float" office:value="0.48735857950519">
                <text:p>0.48735857950519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493999036028981">
                <text:p>0.493999036028981</text:p>
              </table:table-cell>
              <table:table-cell office:value-type="float" office:value="0.495133263468404">
                <text:p>0.495133263468404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01676579215162">
                <text:p>0.501676579215162</text:p>
              </table:table-cell>
              <table:table-cell office:value-type="float" office:value="0.502843210927861">
                <text:p>0.502843210927861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509289246693846">
                <text:p>0.509289246693846</text:p>
              </table:table-cell>
              <table:table-cell office:value-type="float" office:value="0.510488321916776">
                <text:p>0.510488321916776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0.51683698614588">
                <text:p>0.51683698614588</text:p>
              </table:table-cell>
              <table:table-cell office:value-type="float" office:value="0.518068528456721">
                <text:p>0.518068528456721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524319775729837">
                <text:p>0.524319775729837</text:p>
              </table:table-cell>
              <table:table-cell office:value-type="float" office:value="0.52558379355161">
                <text:p>0.52558379355161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0.531737623070539">
                <text:p>0.531737623070539</text:p>
              </table:table-cell>
              <table:table-cell office:value-type="float" office:value="0.53303411017749">
                <text:p>0.5330341101774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39090564247009">
                <text:p>0.539090564247009</text:p>
              </table:table-cell>
              <table:table-cell office:value-type="float" office:value="0.540419500270584">
                <text:p>0.540419500270584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546378662782101">
                <text:p>0.546378662782101</text:p>
              </table:table-cell>
              <table:table-cell office:value-type="float" office:value="0.547740013715903">
                <text:p>0.547740013715903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553602008635901">
                <text:p>0.553602008635901</text:p>
              </table:table-cell>
              <table:table-cell office:value-type="float" office:value="0.554995727338587">
                <text:p>0.554995727338587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0.560760717204875">
                <text:p>0.560760717204875</text:p>
              </table:table-cell>
              <table:table-cell office:value-type="float" office:value="0.562186743900029">
                <text:p>0.562186743900029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567854928328598">
                <text:p>0.567854928328598</text:p>
              </table:table-cell>
              <table:table-cell office:value-type="float" office:value="0.569313191100662">
                <text:p>0.569313191100662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574884805305751">
                <text:p>0.574884805305751</text:p>
              </table:table-cell>
              <table:table-cell office:value-type="float" office:value="0.576375220591184">
                <text:p>0.576375220591184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581850533920964">
                <text:p>0.581850533920964</text:p>
              </table:table-cell>
              <table:table-cell office:value-type="float" office:value="0.583373006993856">
                <text:p>0.583373006993856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0.588752321483943">
                <text:p>0.588752321483943</text:p>
              </table:table-cell>
              <table:table-cell office:value-type="float" office:value="0.590306746935372">
                <text:p>0.590306746935372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595590395882192">
                <text:p>0.595590395882192</text:p>
              </table:table-cell>
              <table:table-cell office:value-type="float" office:value="0.597176658092678">
                <text:p>0.597176658092678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0.602365004648536">
                <text:p>0.602365004648536</text:p>
              </table:table-cell>
              <table:table-cell office:value-type="float" office:value="0.603982978252998">
                <text:p>0.60398297825299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609076414044509">
                <text:p>0.609076414044509</text:p>
              </table:table-cell>
              <table:table-cell office:value-type="float" office:value="0.610725964389209">
                <text:p>0.610725964389209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615724908160592">
                <text:p>0.615724908160592</text:p>
              </table:table-cell>
              <table:table-cell office:value-type="float" office:value="0.617405891751573">
                <text:p>0.617405891751573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622310788034143">
                <text:p>0.622310788034143</text:p>
              </table:table-cell>
              <table:table-cell office:value-type="float" office:value="0.624023052976757">
                <text:p>0.624023052976757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0.62883437078579">
                <text:p>0.62883437078579</text:p>
              </table:table-cell>
              <table:table-cell office:value-type="float" office:value="0.630577757214935">
                <text:p>0.630577757214935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635295988774935">
                <text:p>0.635295988774935</text:p>
              </table:table-cell>
              <table:table-cell office:value-type="float" office:value="0.637070329275684">
                <text:p>0.637070329275684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641695988774935">
                <text:p>0.641695988774935</text:p>
              </table:table-cell>
              <table:table-cell office:value-type="float" office:value="0.643501108793285">
                <text:p>0.643501108793285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648034731168444">
                <text:p>0.648034731168444</text:p>
              </table:table-cell>
              <table:table-cell office:value-type="float" office:value="0.649870449411948">
                <text:p>0.649870449411948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0.654312589163296">
                <text:p>0.654312589163296</text:p>
              </table:table-cell>
              <table:table-cell office:value-type="float" office:value="0.656178717991395">
                <text:p>0.656178717991395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66052994802925">
                <text:p>0.66052994802925</text:p>
              </table:table-cell>
              <table:table-cell office:value-type="float" office:value="0.662426293833151">
                <text:p>0.662426293833151</text:p>
              </table:table-cell>
            </table:table-row>
            <table:table-row>
              <table:table-cell office:value-type="float" office:value="0.790000000000001">
                <text:p>0</text:p>
              </table:table-cell>
              <table:table-cell office:value-type="float" office:value="0.666687204355831">
                <text:p>0.666687204355831</text:p>
              </table:table-cell>
              <table:table-cell office:value-type="float" office:value="0.668613567927821">
                <text:p>0.66861356792782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67278476533144">
                <text:p>0.67278476533144</text:p>
              </table:table-cell>
              <table:table-cell office:value-type="float" office:value="0.674740942223553">
                <text:p>0.674740942223553</text:p>
              </table:table-cell>
            </table:table-row>
            <table:table-row>
              <table:table-cell office:value-type="float" office:value="0.810000000000001">
                <text:p>0</text:p>
              </table:table-cell>
              <table:table-cell office:value-type="float" office:value="0.678823048043837">
                <text:p>0.678823048043837</text:p>
              </table:table-cell>
              <table:table-cell office:value-type="float" office:value="0.680808828915828">
                <text:p>0.680808828915828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684802478802029">
                <text:p>0.684802478802029</text:p>
              </table:table-cell>
              <table:table-cell office:value-type="float" office:value="0.686817649758646">
                <text:p>0.686817649758646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0.69072349247957">
                <text:p>0.69072349247957</text:p>
              </table:table-cell>
              <table:table-cell office:value-type="float" office:value="0.692767835397123">
                <text:p>0.692767835397123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696586531879195">
                <text:p>0.696586531879195</text:p>
              </table:table-cell>
              <table:table-cell office:value-type="float" office:value="0.698659824721463">
                <text:p>0.698659824721463</text:p>
              </table:table-cell>
            </table:table-row>
            <table:table-row>
              <table:table-cell office:value-type="float" office:value="0.850000000000001">
                <text:p>0</text:p>
              </table:table-cell>
              <table:table-cell office:value-type="float" office:value="0.702392047118673">
                <text:p>0.702392047118673</text:p>
              </table:table-cell>
              <table:table-cell office:value-type="float" office:value="0.704494064242218">
                <text:p>0.704494064242218</text:p>
              </table:table-cell>
            </table:table-row>
            <table:table-row>
              <table:table-cell office:value-type="float" office:value="0.860000000000001">
                <text:p>0</text:p>
              </table:table-cell>
              <table:table-cell office:value-type="float" office:value="0.708140495037734">
                <text:p>0.708140495037734</text:p>
              </table:table-cell>
              <table:table-cell office:value-type="float" office:value="0.710271007486687">
                <text:p>0.710271007486687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0.713832338625873">
                <text:p>0.713832338625873</text:p>
              </table:table-cell>
              <table:table-cell office:value-type="float" office:value="0.7159911144163">
                <text:p>0.7159911144163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719468046470778">
                <text:p>0.719468046470778</text:p>
              </table:table-cell>
              <table:table-cell office:value-type="float" office:value="0.721654850864762">
                <text:p>0.721654850864762</text:p>
              </table:table-cell>
            </table:table-row>
            <table:table-row>
              <table:table-cell office:value-type="float" office:value="0.890000000000001">
                <text:p>0</text:p>
              </table:table-cell>
              <table:table-cell office:value-type="float" office:value="0.725048092227153">
                <text:p>0.725048092227153</text:p>
              </table:table-cell>
              <table:table-cell office:value-type="float" office:value="0.727262687996691">
                <text:p>0.727262687996691</text:p>
              </table:table-cell>
            </table:table-row>
            <table:table-row>
              <table:table-cell office:value-type="float" office:value="0.900000000000001">
                <text:p>0</text:p>
              </table:table-cell>
              <table:table-cell office:value-type="float" office:value="0.730572954105606">
                <text:p>0.730572954105606</text:p>
              </table:table-cell>
              <table:table-cell office:value-type="float" office:value="0.732815101786507">
                <text:p>0.732815101786507</text:p>
              </table:table-cell>
            </table:table-row>
            <table:table-row>
              <table:table-cell office:value-type="float" office:value="0.910000000000001">
                <text:p>0</text:p>
              </table:table-cell>
              <table:table-cell office:value-type="float" office:value="0.736043114381302">
                <text:p>0.736043114381302</text:p>
              </table:table-cell>
              <table:table-cell office:value-type="float" office:value="0.738312572517228">
                <text:p>0.738312572517228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74145905892203">
                <text:p>0.74145905892203</text:p>
              </table:table-cell>
              <table:table-cell office:value-type="float" office:value="0.74375558429886">
                <text:p>0.74375558429886</text:p>
              </table:table-cell>
            </table:table-row>
            <table:table-row>
              <table:table-cell office:value-type="float" office:value="0.930000000000001">
                <text:p>0</text:p>
              </table:table-cell>
              <table:table-cell office:value-type="float" office:value="0.746821276735318">
                <text:p>0.746821276735318</text:p>
              </table:table-cell>
              <table:table-cell office:value-type="float" office:value="0.749144624606018">
                <text:p>0.749144624606018</text:p>
              </table:table-cell>
            </table:table-row>
            <table:table-row>
              <table:table-cell office:value-type="float" office:value="0.940000000000001">
                <text:p>0</text:p>
              </table:table-cell>
              <table:table-cell office:value-type="float" office:value="0.752130259534213">
                <text:p>0.752130259534213</text:p>
              </table:table-cell>
              <table:table-cell office:value-type="float" office:value="0.754480183834406">
                <text:p>0.754480183834406</text:p>
              </table:table-cell>
            </table:table-row>
            <table:table-row>
              <table:table-cell office:value-type="float" office:value="0.950000000000001">
                <text:p>0</text:p>
              </table:table-cell>
              <table:table-cell office:value-type="float" office:value="0.757386501321336">
                <text:p>0.757386501321336</text:p>
              </table:table-cell>
              <table:table-cell office:value-type="float" office:value="0.759762754875771">
                <text:p>0.759762754875771</text:p>
              </table:table-cell>
            </table:table-row>
            <table:table-row>
              <table:table-cell office:value-type="float" office:value="0.960000000000001">
                <text:p>0</text:p>
              </table:table-cell>
              <table:table-cell office:value-type="float" office:value="0.762590497990778">
                <text:p>0.762590497990778</text:p>
              </table:table-cell>
              <table:table-cell office:value-type="float" office:value="0.764992832710911">
                <text:p>0.764992832710911</text:p>
              </table:table-cell>
            </table:table-row>
            <table:table-row>
              <table:table-cell office:value-type="float" office:value="0.970000000000001">
                <text:p>0</text:p>
              </table:table-cell>
              <table:table-cell office:value-type="float" office:value="0.767742746947447">
                <text:p>0.767742746947447</text:p>
              </table:table-cell>
              <table:table-cell office:value-type="float" office:value="0.770170914020331">
                <text:p>0.770170914020331</text:p>
              </table:table-cell>
            </table:table-row>
            <table:table-row>
              <table:table-cell office:value-type="float" office:value="0.980000000000001">
                <text:p>0</text:p>
              </table:table-cell>
              <table:table-cell office:value-type="float" office:value="0.772843746743407">
                <text:p>0.772843746743407</text:p>
              </table:table-cell>
              <table:table-cell office:value-type="float" office:value="0.775297496812127">
                <text:p>0.775297496812127</text:p>
              </table:table-cell>
            </table:table-row>
            <table:table-row>
              <table:table-cell office:value-type="float" office:value="0.990000000000001">
                <text:p>0</text:p>
              </table:table-cell>
              <table:table-cell office:value-type="float" office:value="0.777893996730782">
                <text:p>0.777893996730782</text:p>
              </table:table-cell>
              <table:table-cell office:value-type="float" office:value="0.780373080066636">
                <text:p>0.78037308006663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82893996730782">
                <text:p>0.782893996730782</text:p>
              </table:table-cell>
              <table:table-cell office:value-type="float" office:value="0.785398163397449">
                <text:p>0.785398163397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